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9f4fec"/>
    </style:style>
    <style:style style:name="T8" style:family="text">
      <style:text-properties officeooo:rsid="00a0d68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6" style:family="text">
      <style:text-properties officeooo:rsid="00a5eb63"/>
    </style:style>
    <style:style style:name="T17" style:family="text">
      <style:text-properties officeooo:rsid="00a5f455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aa4d99"/>
    </style:style>
    <style:style style:name="T20" style:family="text">
      <style:text-properties officeooo:rsid="00ab0832"/>
    </style:style>
    <style:style style:name="T21" style:family="text">
      <style:text-properties officeooo:rsid="00acd28a"/>
    </style:style>
    <style:style style:name="T22" style:family="text">
      <style:text-properties officeooo:rsid="00ae4882"/>
    </style:style>
    <style:style style:name="T23" style:family="text">
      <style:text-properties officeooo:rsid="00aa47f3"/>
    </style:style>
    <style:style style:name="T24" style:family="text">
      <style:text-properties officeooo:rsid="00b0eeec"/>
    </style:style>
    <style:style style:name="T25" style:family="text">
      <style:text-properties officeooo:rsid="00b3e1f4"/>
    </style:style>
    <style:style style:name="T26" style:family="text">
      <style:text-properties officeooo:rsid="00b530dc"/>
    </style:style>
    <style:style style:name="T27" style:family="text">
      <style:text-properties officeooo:rsid="00bc0bde"/>
    </style:style>
    <style:style style:name="T28" style:family="text">
      <style:text-properties officeooo:rsid="00bdb90b"/>
    </style:style>
    <style:style style:name="T29" style:family="text">
      <style:text-properties officeooo:rsid="00c19c41"/>
    </style:style>
    <style:style style:name="T30" style:family="text">
      <style:text-properties officeooo:rsid="00c5296a"/>
    </style:style>
    <style:style style:name="T31" style:family="text">
      <style:text-properties officeooo:rsid="00c624cc"/>
    </style:style>
    <style:style style:name="T32" style:family="text">
      <style:text-properties officeooo:rsid="00c64567"/>
    </style:style>
    <style:style style:name="T33" style:family="text">
      <style:text-properties officeooo:rsid="00c6e0af"/>
    </style:style>
    <style:style style:name="T34" style:family="text">
      <style:text-properties style:text-line-through-style="solid" style:text-line-through-type="single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officeooo:rsid="00c77b70"/>
    </style:style>
    <style:style style:name="T37" style:family="text">
      <style:text-properties fo:font-style="italic"/>
    </style:style>
    <style:style style:name="T38" style:family="text">
      <style:text-properties style:font-style-asian="normal" style:font-style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72"/>
      <text:p text:style-name="P20"/>
      <text:p text:style-name="P21">Hallo, mein Name ist Alex, und das ist meine Familie.</text:p>
      <text:p text:style-name="P20"/>
      <text:p text:style-name="P21">[ ħalo majn name ist Alex, und das ist majna Familja ]</text:p>
      <text:p text:style-name="P20"/>
      <text:p text:style-name="P19"/>
      <text:p text:style-name="P22">Ich habe zwei Geschwister.</text:p>
      <text:p text:style-name="P22">[ iħx <text:s/>ħabe <text:s/><text:span text:style-name="T6">ż</text:span>vaj <text:s/>gi-xwesta]</text:p>
      <text:p text:style-name="P22"/>
      <text:p text:style-name="P22">Das ist mine Schwesta Haley, und das ist mein Bruder Luke.</text:p>
      <text:p text:style-name="P22">[ Das ist majni xwesta Ħali, und das ist majn Bruda Luke ].</text:p>
      <text:p text:style-name="P22"/>
      <text:p text:style-name="P22">Das ist meine Eltern</text:p>
      <text:p text:style-name="P22">[ Das ist majne Eltan] <text:s/></text:p>
      <text:p text:style-name="P22"/>
      <text:p text:style-name="P22">Mein Vater heißt Phil, und meine Mutter heißt Claire.</text:p>
      <text:p text:style-name="P22">[ majn fata ħajst Fil, und majne Mqutter ħajst Cler ]</text:p>
      <text:p text:style-name="P22"/>
      <text:p text:style-name="P23">Das ist mein Großvater. Sein Name ist Jay.</text:p>
      <text:p text:style-name="P23">[ das is majn grosfata. <text:span text:style-name="T6">Ż</text:span>ajn name ist <text:span text:style-name="T6">ġ</text:span>ej ]</text:p>
      <text:p text:style-name="P23"/>
      <text:p text:style-name="P23">Das ist seine Frau, Gloria.</text:p>
      <text:p text:style-name="P24">[ Das ist <text:s/><text:span text:style-name="T6">ż</text:span>ajne fraw, Glorja ]</text:p>
      <text:p text:style-name="P24"/>
      <text:p text:style-name="P24">Aber, ist sie meine Großmutter?<text:tab/><text:tab/><text:tab/><text:tab/>But is she my grandmother?</text:p>
      <text:p text:style-name="P24">[ Aba, ist majne grosmutter? ]</text:p>
      <text:p text:style-name="P24"/>
      <text:p text:style-name="P24">Ihr Sohn heißt Manny.</text:p>
      <text:p text:style-name="P24">[ ija <text:span text:style-name="T6">Ż</text:span>on ħajst Many ]</text:p>
      <text:p text:style-name="P24"/>
      <text:p text:style-name="P24">Das ist mein Onkel Mitchel</text:p>
      <text:p text:style-name="P24">[ das ist majn ankel micil ]</text:p>
      <text:p text:style-name="P24"/>
      <text:p text:style-name="P27">Er ist der Bruder, von meiner Mutter.<text:tab/><text:tab/><text:tab/><text:tab/>He's the brother of my mother.</text:p>
      <text:p text:style-name="P28">[ Er ist der bruda, fon majna Muta ]</text:p>
      <text:p text:style-name="P27"/>
      <text:p text:style-name="P27">Ich habe keine Tante<text:tab/><text:tab/><text:tab/><text:tab/><text:tab/><text:tab/>I don't have an aunt</text:p>
      <text:p text:style-name="P28">[ iħx ħabe kajne Tanta <text:s/>]</text:p>
      <text:p text:style-name="P28">keine [ kajne ]<text:tab/><text:tab/><text:tab/><text:tab/><text:tab/><text:tab/><text:tab/>no</text:p>
      <text:p text:style-name="P28"/>
      <text:p text:style-name="P28">Sondern einen zweiten Onkel, Can.<text:tab/><text:tab/><text:tab/><text:tab/>But a second uncle, Can.</text:p>
      <text:p text:style-name="P28">[ <text:span text:style-name="T6">Ż</text:span>ondan ajnen <text:span text:style-name="T6">ż</text:span>vajten Unkel, Ken ]</text:p>
      <text:p text:style-name="P29">Sondern [ <text:span text:style-name="T6">Ż</text:span>ondan ]<text:tab/><text:tab/><text:tab/><text:tab/><text:tab/><text:tab/>Rather</text:p>
      <text:p text:style-name="P29">zweiten <text:s/><text:span text:style-name="T7">[ </text:span><text:span text:style-name="T6">ż</text:span>vajten <text:span text:style-name="T7">]<text:tab/><text:tab/><text:tab/><text:tab/><text:tab/><text:tab/>second</text:span></text:p>
      <text:p text:style-name="P29">einen <text:span text:style-name="T7">[ </text:span>ajnen<text:span text:style-name="T7">]<text:tab/><text:tab/><text:tab/><text:tab/><text:tab/><text:tab/><text:tab/>a</text:span></text:p>
      <text:p text:style-name="P30"><text:soft-page-break/>Sie haben eine Tochter.<text:tab/><text:tab/><text:tab/><text:tab/><text:tab/><text:tab/><text:span text:style-name="T8">They have a daughter.</text:span></text:p>
      <text:p text:style-name="P26">[ <text:span text:style-name="T6">Ż</text:span>i ħaben ajne toħta ]</text:p>
      <text:p text:style-name="P26"/>
      <text:p text:style-name="P26">Lily ist meine Cousine.<text:tab/><text:tab/><text:tab/><text:tab/><text:tab/><text:tab/>Lily is my cousin.</text:p>
      <text:p text:style-name="P26">[ Lili ist majna Ku<text:span text:style-name="T6">ż</text:span>ina ]</text:p>
      <text:p text:style-name="P26"/>
      <text:p text:style-name="P26">Naja, das ist meine Familie!<text:tab/><text:tab/><text:tab/><text:tab/><text:tab/>Well, that's my family!</text:p>
      <text:p text:style-name="P26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25">die Mutter</text:p>
      <text:p text:style-name="P25">der Vater</text:p>
      <text:p text:style-name="P25">die Eltern</text:p>
      <text:p text:style-name="P25">der Mann</text:p>
      <text:p text:style-name="P25">die Frau</text:p>
      <text:p text:style-name="P25">die Kinder</text:p>
      <text:p text:style-name="P25">der Sohn</text:p>
      <text:p text:style-name="P25">die Tochter</text:p>
      <text:p text:style-name="P25">der Bruder</text:p>
      <text:p text:style-name="P25">die Schwaster</text:p>
      <text:p text:style-name="P25">die Geschwister</text:p>
      <text:p text:style-name="P31">der Opa</text:p>
      <text:p text:style-name="P31">der Großvater</text:p>
      <text:p text:style-name="P31">die Oma</text:p>
      <text:p text:style-name="P31">die Großmutter</text:p>
      <text:p text:style-name="P31">die Grosßeltern</text:p>
      <text:p text:style-name="P31">die Tante</text:p>
      <text:p text:style-name="P31">der Onkel</text:p>
      <text:p text:style-name="P31">der Cousin</text:p>
      <text:p text:style-name="P31">die Cousine</text:p>
      <text:p text:style-name="P31"/>
      <text:p text:style-name="P8">_________________________________________________________________________________________________</text:p>
      <text:p text:style-name="P8"/>
      <text:p text:style-name="P73">Die Nomen <text:s text:c="2"/>[ di Nomen ] <text:s text:c="2"/>The nouns</text:p>
      <text:p text:style-name="P73"/>
      <text:p text:style-name="P32">der Vater<text:tab/></text:p>
      <text:p text:style-name="P32">die Mutter</text:p>
      <text:p text:style-name="P31">das Kind</text:p>
      <text:p text:style-name="P31"/>
      <text:p text:style-name="P32">der ( masculine )</text:p>
      <text:p text:style-name="P32">die ( feminine )</text:p>
      <text:p text:style-name="P32">das ( neutral )</text:p>
      <text:p text:style-name="P32">die ( plural )</text:p>
      <text:p text:style-name="P31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74">Der, die order das?<text:span text:style-name="T9"> <text:s/>[ der, die order das? ]</text:span></text:p>
      <text:p text:style-name="P74"/>
      <text:p text:style-name="P74"/>
      <text:p text:style-name="P33"><text:span text:style-name="T1">der masculine</text:span> – used for male people and professions:</text:p>
      <text:p text:style-name="P33"/>
      <text:p text:style-name="P33">der Vater, <text:s/><text:tab/>der Bruder, <text:tab/>der Arzt <text:s/>[ Azt ]<text:tab/>{ male doctor / <text:s/>physician }</text:p>
      <text:p text:style-name="P33"/>
      <text:p text:style-name="P33"/>
      <text:p text:style-name="P33">Also used for weekdays, months and seasons:</text:p>
      <text:p text:style-name="P33"/>
      <text:p text:style-name="P33">der Montag, <text:tab/><text:tab/>der Januar, <text:tab/><text:tab/>der Sommer</text:p>
      <text:p text:style-name="P33">[ der Mun-ag ]<text:tab/><text:tab/>[ der Jan-wa ]<text:tab/><text:tab/>[ der <text:span text:style-name="T6">Ż</text:span>omma ]</text:p>
      <text:p text:style-name="P33"/>
      <text:p text:style-name="P33"/>
      <text:p text:style-name="P33">Words that ends with -er :</text:p>
      <text:p text:style-name="P33"/>
      <text:p text:style-name="P33">der Vater</text:p>
      <text:p text:style-name="P33"/>
      <text:p text:style-name="P33"/>
      <text:p text:style-name="P33">Words ending with -ismus [is-mus]:</text:p>
      <text:p text:style-name="P33"/>
      <text:p text:style-name="P33">der kapitalismus</text:p>
      <text:p text:style-name="P33">[ der ka-pi-ta-lis-mus ]</text:p>
      <text:p text:style-name="P33"/>
      <text:p text:style-name="P33"/>
      <text:p text:style-name="P33">Words ending with -ling <text:s/>[ -ling ]:</text:p>
      <text:p text:style-name="P33"/>
      <text:p text:style-name="P33">der Liebling<text:tab/><text:tab/>{ the favorite one / the darling }<text:tab/></text:p>
      <text:p text:style-name="P33">[ der lib-ling ]</text:p>
      <text:p text:style-name="P33"/>
      <text:p text:style-name="P33"/>
      <text:p text:style-name="P33">For most Cars and alcholic drinks:</text:p>
      <text:p text:style-name="P33"/>
      <text:p text:style-name="P33">der Mercedes,<text:tab/><text:tab/>der Wein,<text:tab/><text:tab/>der Wodka,<text:tab/><text:tab/>der Rum</text:p>
      <text:p text:style-name="P33">[ der Mer-se-dis ]<text:tab/>[ der Vajn ]<text:tab/><text:tab/>[ der Vodka ]<text:tab/><text:tab/>[ der Rqum ]</text:p>
      <text:p text:style-name="P33"/>
      <text:p text:style-name="P33">But not:</text:p>
      <text:p text:style-name="P33">dar Bier <text:s/>[ das Biir ]</text:p>
      <text:p text:style-name="P33"/>
      <text:p text:style-name="P33"/>
      <text:p text:style-name="P33"/>
      <text:p text:style-name="P34"><text:span text:style-name="T1">die femininum</text:span> – female people and professions </text:p>
      <text:p text:style-name="P34"/>
      <text:p text:style-name="P34">die Mutter, <text:tab/><text:tab/>die Kollegin, <text:tab/><text:tab/>die <text:s/><text:span text:style-name="T6">Ä</text:span>rztin</text:p>
      <text:p text:style-name="P34">[ di Mutta ]<text:tab/><text:tab/>[ di Kol-legin ]<text:tab/><text:tab/>[ di <text:s/>Ezt-in ]</text:p>
      <text:p text:style-name="P34"/>
      <text:p text:style-name="P34"><text:soft-page-break/>But not:<text:tab/>das M<text:span text:style-name="T6">ä</text:span>dchen</text:p>
      <text:p text:style-name="P34"><text:tab/><text:tab/>[ das Me-<text:span text:style-name="T6">ċ</text:span>jin ] </text:p>
      <text:p text:style-name="P34"/>
      <text:p text:style-name="P34">Word ending in <text:s/>-heit [ ħajt ] <text:s/>and <text:s/>-keit <text:s/>[ kajt ]</text:p>
      <text:p text:style-name="P34"/>
      <text:p text:style-name="P34">die freiheit<text:tab/><text:tab/>die M<text:span text:style-name="T6">ö</text:span>glichkeit</text:p>
      <text:p text:style-name="P34">[ di <text:s/>fraj-ħajt ]<text:tab/><text:tab/>[ di Mqug-liħ-kajt ]</text:p>
      <text:p text:style-name="P34">freedom<text:tab/><text:tab/>possibility</text:p>
      <text:p text:style-name="P34"/>
      <text:p text:style-name="P34"/>
      <text:p text:style-name="P34">Words ending in -schft<text:tab/>[ xaft ]</text:p>
      <text:p text:style-name="P34"/>
      <text:p text:style-name="P34">die Freundschaft<text:tab/>[ di frond-xaft ]<text:tab/><text:tab/>friendship</text:p>
      <text:p text:style-name="P34"/>
      <text:p text:style-name="P34"/>
      <text:p text:style-name="P34">Words ending in -ung<text:tab/>[ ung ]</text:p>
      <text:p text:style-name="P34"/>
      <text:p text:style-name="P34">die Rechnung<text:tab/><text:span text:style-name="T16">[ reħ-nung ]<text:tab/>the bill / invoice</text:span></text:p>
      <text:p text:style-name="P36"/>
      <text:p text:style-name="P36"/>
      <text:p text:style-name="P36">Words ending in -e, <text:s/>-ei <text:s/>or <text:s/>-ie</text:p>
      <text:p text:style-name="P36"/>
      <text:p text:style-name="P36">die Lampe<text:tab/><text:tab/>die <text:s/>Philosophie</text:p>
      <text:p text:style-name="P36">[ di Lampa ]<text:tab/><text:tab/>[ di fil-os-o-fi ]</text:p>
      <text:p text:style-name="P36"/>
      <text:p text:style-name="P36">And all the plural nouns will have the article die.</text:p>
      <text:p text:style-name="P36"/>
      <text:p text:style-name="P36"/>
      <text:p text:style-name="P75">Das neutral</text:p>
      <text:p text:style-name="P37"/>
      <text:p text:style-name="P35">das M<text:span text:style-name="T6">ä</text:span>dchen<text:tab/><text:tab/><text:span text:style-name="T17">das Bier</text:span></text:p>
      <text:p text:style-name="P35">[ das Me-<text:span text:style-name="T6">ċ</text:span>jin ] </text:p>
      <text:p text:style-name="P35"/>
      <text:p text:style-name="P37">All the words that end in -chen <text:s/>[ xen ]:</text:p>
      <text:p text:style-name="P37"/>
      <text:p text:style-name="P35">das M<text:span text:style-name="T6">ä</text:span>dchen</text:p>
      <text:p text:style-name="P35"/>
      <text:p text:style-name="P35"/>
      <text:p text:style-name="P37">All the words ends in -lein <text:s/>[ lajn ]:</text:p>
      <text:p text:style-name="P37"/>
      <text:p text:style-name="P37">das <text:s/>Fr<text:span text:style-name="T6">ä</text:span>ulein<text:tab/> <text:s/>[ das <text:s/>froj-lajn ]<text:tab/>miss / young lady</text:p>
      <text:p text:style-name="P37"/>
      <text:p text:style-name="P37"/>
      <text:p text:style-name="P37">Most latin based words:</text:p>
      <text:p text:style-name="P37"/>
      <text:p text:style-name="P37">das <text:s/>Publikum <text:s text:c="3"/><text:tab/>das Ultimatun</text:p>
      <text:p text:style-name="P37">[ das pub-li-kum ]<text:tab/>[ das <text:s/>ul-ti-m-tum ]</text:p>
      <text:p text:style-name="P37"><text:soft-page-break/></text:p>
      <text:p text:style-name="P37">der <text:s/>Band<text:tab/>- <text:tab/>volume of a book</text:p>
      <text:p text:style-name="P37">die <text:s/>Band<text:tab/>-<text:tab/>band</text:p>
      <text:p text:style-name="P37">das Band<text:tab/>-<text:tab/>ribbon</text:p>
      <text:p text:style-name="P37"/>
      <text:p text:style-name="P37"/>
      <text:p text:style-name="P9">_________________________________________________________________________________________________</text:p>
      <text:p text:style-name="P9"/>
      <text:p text:style-name="P37"/>
      <text:p text:style-name="P38"><text:span text:style-name="T1">Der, die oder das</text:span> [ dir di <text:s/>orda das] { The, the or the }</text:p>
      <text:p text:style-name="P38"/>
      <text:p text:style-name="P76">Der</text:p>
      <text:p text:style-name="P38">der Arzt <text:s/><text:tab/><text:tab/>[ der arz ]<text:tab/><text:tab/>the doctor</text:p>
      <text:p text:style-name="P38">der Mann</text:p>
      <text:p text:style-name="P38">der Januar<text:tab/><text:tab/>[ der Janwa ]</text:p>
      <text:p text:style-name="P38">der Donnerstag<text:tab/><text:tab/>[ der Don-na-stag ]<text:tab/>thursday</text:p>
      <text:p text:style-name="P38">der Frühling<text:tab/><text:tab/>[ der Fruq-ling ]<text:tab/><text:tab/>spring</text:p>
      <text:p text:style-name="P38">der Wein<text:tab/><text:tab/>[ der vin ]</text:p>
      <text:p text:style-name="P38"/>
      <text:p text:style-name="P76">Die</text:p>
      <text:p text:style-name="P39">die Freundschaft <text:tab/>[ di frojnd-xaft ]<text:tab/><text:tab/>the friendship</text:p>
      <text:p text:style-name="P39">die Frau<text:tab/><text:tab/>[ di fraw ]<text:tab/><text:tab/>the woman</text:p>
      <text:p text:style-name="P39">die Kultur<text:tab/><text:tab/>[ di kultur ]<text:tab/><text:tab/>the culture</text:p>
      <text:p text:style-name="P39">die Oma<text:tab/><text:tab/>[ di Oma ]<text:tab/><text:tab/>granny</text:p>
      <text:p text:style-name="P38"/>
      <text:p text:style-name="P77">Das</text:p>
      <text:p text:style-name="P40">das Kind<text:tab/><text:tab/>[ das kind ]<text:tab/><text:tab/>the child</text:p>
      <text:p text:style-name="P40">das Bier<text:tab/><text:tab/></text:p>
      <text:p text:style-name="P40">das Publikum<text:tab/><text:tab/>[ das publikum ]</text:p>
      <text:p text:style-name="P40">das Mädchen<text:tab/><text:tab/>[ das med-<text:span text:style-name="T6">ċ</text:span>jin ]<text:tab/><text:tab/>the girl</text:p>
      <text:p text:style-name="P40"/>
      <text:p text:style-name="P77">Die</text:p>
      <text:p text:style-name="P40">die Großeltern<text:tab/><text:tab/>[ di gros-eltan ]</text:p>
      <text:p text:style-name="P40">die Eltern<text:tab/><text:tab/>[ di eltan ]</text:p>
      <text:p text:style-name="P37"/>
      <text:p text:style-name="P10">_________________________________________________________________________________________________</text:p>
      <text:p text:style-name="P10"/>
      <text:p text:style-name="P77">Mein und meine</text:p>
      <text:p text:style-name="P77"/>
      <text:p text:style-name="P40">der Vater<text:tab/><text:tab/>mein Vater<text:tab/><text:tab/>( used for masculine and nutral nouns )<text:tab/></text:p>
      <text:p text:style-name="P40">das Kind<text:tab/><text:tab/>mein Kind</text:p>
      <text:p text:style-name="P40"/>
      <text:p text:style-name="P40">die Mutter<text:tab/><text:tab/>meine Mutter<text:tab/><text:tab/>( used for feminine and plural nouns )</text:p>
      <text:p text:style-name="P40">die Eltern<text:tab/><text:tab/>meine Eltern</text:p>
      <text:p text:style-name="P40"/>
      <text:p text:style-name="P10">_________________________________________________________________________________________________</text:p>
      <text:p text:style-name="P10"/>
      <text:p text:style-name="P40"><text:soft-page-break/>Das ist mein Vater.</text:p>
      <text:p text:style-name="P40"/>
      <text:p text:style-name="P40">Der Onkel.</text:p>
      <text:p text:style-name="P40">Das ist mein Onkel.</text:p>
      <text:p text:style-name="P40"/>
      <text:p text:style-name="P41">Die Tante.<text:tab/>[ di tante ]</text:p>
      <text:p text:style-name="P41">Das ist meine Tante.</text:p>
      <text:p text:style-name="P41"/>
      <text:p text:style-name="P41">Die Tochter.<text:tab/>[ toħta ]</text:p>
      <text:p text:style-name="P41">Das its meine Tochter.</text:p>
      <text:p text:style-name="P41"/>
      <text:p text:style-name="P41">Die Kinder.<text:tab/>[ kinda ]</text:p>
      <text:p text:style-name="P41">Das sind meine Kinder.</text:p>
      <text:p text:style-name="P41"/>
      <text:p text:style-name="P41">Der Bruder.</text:p>
      <text:p text:style-name="P41">Das its mein Bruder.</text:p>
      <text:p text:style-name="P41"/>
      <text:p text:style-name="P41">Die Geschwister.</text:p>
      <text:p text:style-name="P41">Das sind meine Geschwister.</text:p>
      <text:p text:style-name="P41"/>
      <text:p text:style-name="P41">Das ist mein Sohn. <text:tab/>[ <text:span text:style-name="T6">ż</text:span>on ]</text:p>
      <text:p text:style-name="P41">Wie heißt mein Mann.</text:p>
      <text:p text:style-name="P41">Meine Frau heißt Monika.</text:p>
      <text:p text:style-name="P41">Mein Onkel ist super. <text:tab/>[ <text:span text:style-name="T6">ż</text:span>upa]</text:p>
      <text:p text:style-name="P41">Dasist meine Tante.</text:p>
      <text:p text:style-name="P41"/>
      <text:p text:style-name="P11">_________________________________________________________________________________________________</text:p>
      <text:p text:style-name="P11"/>
      <text:p text:style-name="P78">Das Verb `sein` <text:s/>( The Verb ` to be ` )</text:p>
      <text:p text:style-name="P41"/>
      <text:p text:style-name="P41">das ist meine Großmutter.</text:p>
      <text:p text:style-name="P41"/>
      <text:p text:style-name="P41">Das sind meine Großeltern.</text:p>
      <text:p text:style-name="P41"/>
      <text:p text:style-name="P41">Das ist mein Bruder.</text:p>
      <text:p text:style-name="P41"/>
      <text:p text:style-name="P41">Das sind meine Geschwister.</text:p>
      <text:p text:style-name="P41"/>
      <text:p text:style-name="P41">Ich<text:tab/><text:tab/>lerne<text:tab/><text:tab/>-E<text:tab/><text:tab/><text:tab/><text:tab/>ich <text:s/><text:tab/><text:tab/>bin<text:tab/><text:tab/>I am</text:p>
      <text:p text:style-name="P41">Du<text:tab/><text:tab/>lernst<text:tab/><text:tab/>-ST<text:tab/><text:tab/><text:tab/><text:tab/>du <text:s/><text:tab/><text:tab/>bist<text:tab/><text:tab/>you are</text:p>
      <text:p text:style-name="P41">Er, sie, es<text:tab/>lernt<text:tab/><text:tab/>-T<text:tab/><text:tab/><text:tab/><text:tab/>er, sie es <text:s/><text:tab/>ist<text:tab/><text:tab/>he, she, it <text:s/>is</text:p>
      <text:p text:style-name="P41">Wir<text:tab/><text:tab/>lernen<text:tab/><text:tab/>-EN<text:tab/><text:tab/><text:tab/><text:tab/>wir<text:tab/><text:tab/>sind<text:tab/><text:tab/>we are</text:p>
      <text:p text:style-name="P41">Ihr<text:tab/><text:tab/>lernt<text:tab/><text:tab/>-T<text:tab/><text:tab/><text:tab/><text:tab/>ihr<text:tab/><text:tab/>seid<text:tab/><text:tab/>you are</text:p>
      <text:p text:style-name="P41">sie, Sie<text:tab/><text:tab/>lernen<text:tab/><text:tab/>-EN<text:tab/><text:tab/><text:tab/><text:tab/>sie, Sie<text:tab/><text:tab/>sind<text:tab/><text:tab/>they are, I am <text:span text:style-name="T18">(formal)</text:span></text:p>
      <text:p text:style-name="P88"/>
      <text:p text:style-name="P88"/>
      <text:p text:style-name="P88"/>
      <text:p text:style-name="P88"/>
      <text:p text:style-name="P87"><text:soft-page-break/>Ich bin Sandra</text:p>
      <text:p text:style-name="P87"/>
      <text:p text:style-name="P87">Wer bist du?<text:tab/><text:tab/><text:tab/> <text:tab/><text:tab/>Who are you? </text:p>
      <text:p text:style-name="P87"/>
      <text:p text:style-name="P87">Wer ist das?<text:tab/><text:tab/><text:tab/><text:tab/><text:tab/>Who is this?</text:p>
      <text:p text:style-name="P87"/>
      <text:p text:style-name="P87">Wir sind aus Deutschland.<text:tab/><text:tab/><text:tab/><text:tab/>We are from Germany. </text:p>
      <text:p text:style-name="P87"/>
      <text:p text:style-name="P87">Ihr seid aus Deutschland.<text:tab/><text:tab/><text:tab/><text:tab/>You are from Germany.</text:p>
      <text:p text:style-name="P87"/>
      <text:p text:style-name="P87">Sie sind aus Deutschland.<text:tab/><text:tab/><text:tab/><text:tab/>Thet are from Germany.</text:p>
      <text:p text:style-name="P87"/>
      <text:p text:style-name="P87"/>
      <text:p text:style-name="P87">Entschuldigung, wo ist der Bahnhof?<text:tab/><text:tab/>Excuse me, where is the train station</text:p>
      <text:p text:style-name="P87">[ en-xul-i-gong, vo ist ter ban-ħof? ]</text:p>
      <text:p text:style-name="P87"/>
      <text:p text:style-name="P87">Entschuldigung Sie, wo sind die Teller?<text:tab/><text:tab/>Excuse me, where are the plates?</text:p>
      <text:p text:style-name="P87">[ en-xul-i-gong <text:s/>żi, vo żind di tella ?]</text:p>
      <text:p text:style-name="P87"/>
      <text:p text:style-name="P41"/>
      <text:p text:style-name="P12">_________________________________________________________________________________________________</text:p>
      <text:p text:style-name="P12"/>
      <text:p text:style-name="P79">Jung [ jqung ] young<text:tab/>or<text:tab/>Alt [ alt ] old</text:p>
      <text:p text:style-name="P42"/>
      <text:p text:style-name="P42"/>
      <text:p text:style-name="P42">Sie ist jung<text:tab/><text:tab/>She is young<text:tab/></text:p>
      <text:p text:style-name="P42"/>
      <text:p text:style-name="P42">Sie sind jung<text:tab/><text:tab/>They are young / <text:s/>You are young</text:p>
      <text:p text:style-name="P42"/>
      <text:p text:style-name="P42">Er ist alt<text:tab/><text:tab/>He is old</text:p>
      <text:p text:style-name="P42"/>
      <text:p text:style-name="P42">Sie sind alt<text:tab/><text:tab/>They are old</text:p>
      <text:p text:style-name="P42"/>
      <text:p text:style-name="P42">Sie ist alt<text:tab/><text:tab/> She is old</text:p>
      <text:p text:style-name="P42"/>
      <text:p text:style-name="P79">Klein [ <text:span text:style-name="T19">klajn</text:span> ] <text:span text:style-name="T19">small</text:span><text:tab/>or<text:tab/><text:span text:style-name="T19">Groß [ gros ] big</text:span></text:p>
      <text:p text:style-name="P42"/>
      <text:p text:style-name="P44">Die Maust ist klein<text:tab/><text:tab/>The mouse is small</text:p>
      <text:p text:style-name="P44">[ di mawst ist klajn ]</text:p>
      <text:p text:style-name="P44"/>
      <text:p text:style-name="P44">Die Elefanten sind groß<text:tab/>The elephants are big</text:p>
      <text:p text:style-name="P44">[ di elefantin <text:s/><text:span text:style-name="T6">ż</text:span>ind gros ]</text:p>
      <text:p text:style-name="P44"/>
      <text:p text:style-name="P44">Die Welle ist groß<text:tab/><text:tab/>The wave is big</text:p>
      <text:p text:style-name="P44">[ di vella ist gros ]</text:p>
      <text:p text:style-name="P44"/>
      <text:p text:style-name="P44">Die hunde sind klein<text:tab/><text:tab/>The dogs are small</text:p>
      <text:p text:style-name="P44">[ di ħunda <text:span text:style-name="T6">ż</text:span>ind klajn ]</text:p>
      <text:p text:style-name="P44"/>
      <text:p text:style-name="P44"><text:soft-page-break/>Das Haus ist klein<text:tab/>The house is small</text:p>
      <text:p text:style-name="P44">[ das ħaws ist klajn ]</text:p>
      <text:p text:style-name="P44"/>
      <text:p text:style-name="P44">Die Stadt <text:span text:style-name="T20">ist groß<text:tab/>The city is big</text:span></text:p>
      <text:p text:style-name="P45">[ di xtat ist gros ]</text:p>
      <text:p text:style-name="P13">_________________________________________________________________________________________________</text:p>
      <text:p text:style-name="P13"/>
      <text:p text:style-name="P83"><text:span text:style-name="T4">Welche Sprachen sprichst du?</text:span><text:span text:style-name="T11"><text:tab/><text:tab/></text:span><text:bookmark text:name="tw-target-text"/><text:span text:style-name="T11">Which languages ​​do you speak?</text:span></text:p>
      <text:p text:style-name="P80"/>
      <text:p text:style-name="P46">[ veħje xpraħen xprixt du? ]</text:p>
      <text:p text:style-name="P46"/>
      <text:p text:style-name="P46">Welche <text:tab/>which</text:p>
      <text:p text:style-name="P46">Sprache<text:tab/>languages</text:p>
      <text:p text:style-name="P46">Sprechen<text:tab/>speak<text:tab/><text:tab/>[ xprexin ]</text:p>
      <text:p text:style-name="P46"/>
      <text:p text:style-name="P46">Ich spreche Deutsch, Englisch, Kroatisch und ein bisschen Spanisch.</text:p>
      <text:p text:style-name="P13"/>
      <text:p text:style-name="P42">ein bisschen<text:tab/><text:tab/><text:span text:style-name="T21">[ ajn nis-sjin ]<text:tab/><text:tab/>a little bit</text:span></text:p>
      <text:p text:style-name="P42"/>
      <text:p text:style-name="P42">Ich spreche Maltesisch, Englisch, Italienisch und ein bisschen Deutsch.</text:p>
      <text:p text:style-name="P42"/>
      <text:p text:style-name="P42">Das ist Michael.</text:p>
      <text:p text:style-name="P43">Er spricht Deutsch, Französisch und Portugiesisch.<text:tab/><text:span text:style-name="T22">[ Fran-zqe-</text:span><text:span text:style-name="T6">ż</text:span><text:span text:style-name="T22">ix <text:s/>und Portuge-</text:span><text:span text:style-name="T6">ż</text:span><text:span text:style-name="T22">ix]</text:span></text:p>
      <text:p text:style-name="P42"><text:tab/><text:tab/><text:tab/></text:p>
      <text:p text:style-name="P42"/>
      <text:p text:style-name="P47">Hallo ich bin <text:span text:style-name="T23">Christ.</text:span></text:p>
      <text:p text:style-name="P47">Ich spreche Deutsch, Englisch und <text:s/><text:span text:style-name="T23">Französisch.</text:span></text:p>
      <text:p text:style-name="P47"/>
      <text:p text:style-name="P47"/>
      <text:p text:style-name="P47">Das ist Anna.</text:p>
      <text:p text:style-name="P47">Anna welche Sprachen sprichst du?</text:p>
      <text:p text:style-name="P47"><text:tab/><text:tab/><text:tab/>Ich spreche Deutsch, Englisch und ein bisschen Japanisch.</text:p>
      <text:p text:style-name="P47"/>
      <text:p text:style-name="P47"/>
      <text:p text:style-name="P47">Hallo, mein Name ist Sophia Hermann.</text:p>
      <text:p text:style-name="P47">Ich komme aus der Schweiz.</text:p>
      <text:p text:style-name="P47">Ich spreche Deutsch, und Italienisch.</text:p>
      <text:p text:style-name="P47"/>
      <text:p text:style-name="P47"/>
      <text:p text:style-name="P47">Hallo ich heiße Cornelius.</text:p>
      <text:p text:style-name="P47">Ich komme aus Spanien.</text:p>
      <text:p text:style-name="P47">Ich spreche Deutch, Spanisch und ein bisschen Chinesisch.</text:p>
      <text:p text:style-name="P47"/>
      <text:p text:style-name="P47">Welche Sprachen sprechen die Leute?<text:tab/><text:tab/><text:tab/><text:tab/>What languages ​​do people speak?</text:p>
      <text:p text:style-name="P47"/>
      <text:p text:style-name="P48">Deutsch, Englisch, <text:s/><text:span text:style-name="T23">Französisch, <text:s/></text:span><text:span text:style-name="T22">Japanisch, <text:s/>Italienisch, <text:s/>Spanien </text:span>und <text:s/><text:span text:style-name="T22">Chinesisch.</text:span></text:p>
      <text:p text:style-name="P48"/>
      <text:p text:style-name="P14"><text:soft-page-break/>_________________________________________________________________________________________________</text:p>
      <text:p text:style-name="P14"/>
      <text:p text:style-name="P81">Youtube exercises</text:p>
      <text:p text:style-name="P49"/>
      <text:p text:style-name="P49">Hey, wie geht es dir?</text:p>
      <text:p text:style-name="P49"><text:tab/><text:tab/><text:tab/><text:tab/>Mir geht’s git danke.</text:p>
      <text:p text:style-name="P49"><text:tab/><text:tab/><text:tab/><text:tab/>Und wie geht’s dir?</text:p>
      <text:p text:style-name="P49"/>
      <text:p text:style-name="P49">Mir geht’s gut, danke der Nachfrage.<text:tab/><text:tab/><text:tab/>[ dunke der <text:s/>naħ-fra-ge ]<text:tab/><text:tab/>thanks for asking</text:p>
      <text:p text:style-name="P49"/>
      <text:p text:style-name="P49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49"/>
      <text:p text:style-name="P49"/>
      <text:p text:style-name="P49"/>
      <text:p text:style-name="P49">Welche Sparachen sprichst du?<text:tab/><text:tab/><text:tab/><text:tab/></text:p>
      <text:p text:style-name="P49"><text:tab/><text:tab/><text:tab/><text:tab/>Ich spreche Deutsch und Englisch.</text:p>
      <text:p text:style-name="P49"/>
      <text:p text:style-name="P49">Welche Sprachen sprechen Sie?</text:p>
      <text:p text:style-name="P49"><text:tab/><text:tab/><text:tab/><text:tab/>Ich spreche Spanisch und Chinesisch.</text:p>
      <text:p text:style-name="P49"/>
      <text:p text:style-name="P49"/>
      <text:p text:style-name="P49"/>
      <text:p text:style-name="P49"/>
      <text:p text:style-name="P49">Wie heiŋt du?<text:tab/></text:p>
      <text:p text:style-name="P49"><text:tab/><text:tab/><text:tab/><text:tab/>Iche heiße Chris.</text:p>
      <text:p text:style-name="P49"/>
      <text:p text:style-name="P49"/>
      <text:p text:style-name="P49">Wie heißen Sie?</text:p>
      <text:p text:style-name="P49"><text:tab/><text:tab/><text:tab/><text:tab/>Ich heiße Max.</text:p>
      <text:p text:style-name="P49"/>
      <text:p text:style-name="P49"/>
      <text:p text:style-name="P49"/>
      <text:p text:style-name="P49">Wie geht’s dir?</text:p>
      <text:p text:style-name="P49"><text:tab/><text:tab/><text:tab/><text:tab/><text:span text:style-name="T24">Mir geht es super!</text:span></text:p>
      <text:p text:style-name="P49"><text:tab/><text:tab/><text:tab/></text:p>
      <text:p text:style-name="P50">Wie geht es Ihnen?<text:tab/></text:p>
      <text:p text:style-name="P50"><text:tab/><text:tab/><text:tab/><text:tab/>Es geht mir ausgezeichnet<text:tab/><text:tab/>[ es <text:s/>get <text:s/>mia <text:s/>aws-gez-ħaj-net ]</text:p>
      <text:p text:style-name="P50"/>
      <text:p text:style-name="P50"/>
      <text:p text:style-name="P50">ausgezeichnet<text:tab/><text:tab/><text:tab/>[ aws-gez-ħaj-net ]<text:tab/><text:tab/><text:tab/>excellent</text:p>
      <text:p text:style-name="P50"/>
      <text:p text:style-name="P50"/>
      <text:p text:style-name="P15">_________________________________________________________________________________________________</text:p>
      <text:p text:style-name="P15"/>
      <text:p text:style-name="P15"/>
      <text:p text:style-name="P15"/>
      <text:p text:style-name="P15"/>
      <text:p text:style-name="P15"><text:soft-page-break/></text:p>
      <text:p text:style-name="P51"><text:span text:style-name="T1">Das verb ‘sprechen’</text:span> <text:s/>(The verb talk) <text:tab/>[ xpre-xin ]</text:p>
      <text:p text:style-name="P51"/>
      <text:p text:style-name="P51">Ich spreche <text:tab/><text:tab/>[ i<text:span text:style-name="T25">ħx xprexe </text:span>]</text:p>
      <text:p text:style-name="P51"/>
      <text:p text:style-name="P53">du sprichst<text:tab/><text:tab/>[du xprist]</text:p>
      <text:p text:style-name="P53"/>
      <text:p text:style-name="P53">er / sie / es spricht<text:tab/>[er xprixt]</text:p>
      <text:p text:style-name="P53"/>
      <text:p text:style-name="P53">wir sprechen<text:tab/><text:tab/>[ vija xre-xen ]</text:p>
      <text:p text:style-name="P53"/>
      <text:p text:style-name="P53">ihr sprecht<text:tab/><text:tab/>[ ija xrext ]</text:p>
      <text:p text:style-name="P53"/>
      <text:p text:style-name="P53">Sie / sie<text:tab/> sprechen<text:tab/>[ <text:span text:style-name="T6">ż</text:span>i xpre-xen ]</text:p>
      <text:p text:style-name="P53"/>
      <text:p text:style-name="P53"/>
      <text:p text:style-name="P82">Similar verbs</text:p>
      <text:p text:style-name="P82"/>
      <text:p text:style-name="P53"><text:span text:style-name="T1">essen</text:span><text:tab/> (to eat)<text:tab/><text:tab/>[ esin ]</text:p>
      <text:p text:style-name="P53"/>
      <text:p text:style-name="P52">Ich <text:span text:style-name="T26">esse<text:tab/><text:tab/>[ iħx ese ]</text:span></text:p>
      <text:p text:style-name="P52"/>
      <text:p text:style-name="P53">du <text:span text:style-name="T26">isst<text:tab/><text:tab/><text:tab/>[ du ist ]</text:span></text:p>
      <text:p text:style-name="P53"/>
      <text:p text:style-name="P53">er / sie / es <text:span text:style-name="T26">isst<text:tab/><text:tab/>[ er ist ]</text:span></text:p>
      <text:p text:style-name="P53"/>
      <text:p text:style-name="P53">wir <text:span text:style-name="T26">essen<text:tab/><text:tab/>[ vija esen ]</text:span></text:p>
      <text:p text:style-name="P53"/>
      <text:p text:style-name="P53">ihr <text:span text:style-name="T26">esst<text:tab/><text:tab/><text:tab/>[ ija est ]</text:span></text:p>
      <text:p text:style-name="P53"/>
      <text:p text:style-name="P54">Sie / sie<text:tab/> <text:span text:style-name="T26">essen<text:tab/><text:tab/>[ </text:span><text:span text:style-name="T6">ż</text:span><text:span text:style-name="T26">i <text:s/>esen ]</text:span></text:p>
      <text:p text:style-name="P54"/>
      <text:p text:style-name="P54"/>
      <text:p text:style-name="P54"/>
      <text:p text:style-name="P56"><text:span text:style-name="T1">geben </text:span>( to give )<text:tab/>[ geben ]</text:p>
      <text:p text:style-name="P56"/>
      <text:p text:style-name="P56">ich gebe<text:tab/><text:tab/>[ iħx ge-be ]</text:p>
      <text:p text:style-name="P56"/>
      <text:p text:style-name="P56">du gibst<text:tab/><text:tab/>[ du gibst ]</text:p>
      <text:p text:style-name="P56"/>
      <text:p text:style-name="P56">er / sie / es <text:s/>gibt<text:tab/><text:tab/>[ er gibt ]</text:p>
      <text:p text:style-name="P56"/>
      <text:p text:style-name="P56">wir geben<text:tab/><text:tab/>[ vija ge-ben ]</text:p>
      <text:p text:style-name="P56"/>
      <text:p text:style-name="P56">ihr gebt<text:tab/><text:tab/><text:tab/>[ ija gebt ]</text:p>
      <text:p text:style-name="P56"/>
      <text:p text:style-name="P56">sie / Sie gebt<text:tab/><text:tab/>[ <text:span text:style-name="T6">ż</text:span>i gebt ]</text:p>
      <text:p text:style-name="P57"><text:soft-page-break/>ich spreche Tschechisch<text:tab/><text:tab/>[ iħx xpreħe <text:s/><text:span text:style-name="T6">Ċ</text:span>e-kix ]</text:p>
      <text:p text:style-name="P57"/>
      <text:p text:style-name="P57">du sprichst Arabisch<text:tab/><text:tab/><text:tab/>[ du xprist <text:s/>Arabix]</text:p>
      <text:p text:style-name="P57"/>
      <text:p text:style-name="P57">Mein Bruder spricht Koreanisch<text:tab/>[ majn Bruda sprixt <text:s/>Ko-re-anix ]</text:p>
      <text:p text:style-name="P57"/>
      <text:p text:style-name="P57">Meine Mutter spricht Russisch<text:tab/><text:tab/>[ Majne Muter xprixt <text:s/>Ru-six ]</text:p>
      <text:p text:style-name="P57"/>
      <text:p text:style-name="P58">Mein Kind spricht Türkisch<text:tab/><text:tab/>[ Majn kind xprixt Tqur-kix ]</text:p>
      <text:p text:style-name="P58"/>
      <text:p text:style-name="P58">Wir sprechen Griechisch<text:tab/><text:tab/>[ Vija xpre-xen Gri-kix ]</text:p>
      <text:p text:style-name="P58"/>
      <text:p text:style-name="P58">Ihr sprecht Amerikanisch<text:tab/><text:tab/>[ Ija xpreht a-me-ri-ka-nix ]</text:p>
      <text:p text:style-name="P58"/>
      <text:p text:style-name="P58">Die Touristen spreche Spanisch</text:p>
      <text:p text:style-name="P55"/>
      <text:p text:style-name="P13">_________________________________________________________________________________________________</text:p>
      <text:p text:style-name="P13"/>
      <text:p text:style-name="P60">A<text:tab/><text:tab/><text:tab/><text:tab/><text:span text:style-name="T27">O<text:tab/><text:tab/><text:tab/><text:tab/> </text:span><text:span text:style-name="T6">Ä<text:tab/></text:span><text:span text:style-name="T27">[amet umlawt]</text:span></text:p>
      <text:p text:style-name="P59"/>
      <text:p text:style-name="P60">B<text:tab/>[be]<text:tab/><text:tab/><text:tab/><text:span text:style-name="T27">P<text:tab/>[pe]<text:tab/><text:tab/><text:tab/> </text:span><text:span text:style-name="T6">Ö<text:tab/></text:span><text:span text:style-name="T27">[umet umlawt]</text:span></text:p>
      <text:p text:style-name="P59"/>
      <text:p text:style-name="P60">C<text:tab/>[ze]<text:tab/><text:tab/><text:tab/><text:span text:style-name="T27">Q<text:tab/>[ku]<text:tab/><text:tab/><text:tab/> </text:span><text:span text:style-name="T6">Ü<text:tab/></text:span><text:span text:style-name="T27">[qumet umlawt]</text:span></text:p>
      <text:p text:style-name="P59"/>
      <text:p text:style-name="P59">D<text:tab/>[de]<text:tab/><text:tab/><text:tab/><text:span text:style-name="T27">R<text:tab/>[er]</text:span></text:p>
      <text:p text:style-name="P59"/>
      <text:p text:style-name="P60">E<text:tab/><text:tab/><text:tab/><text:tab/><text:span text:style-name="T27">S<text:tab/>[es]<text:tab/><text:tab/><text:tab/> </text:span><text:span text:style-name="T6">ẞ<text:tab/></text:span><text:span text:style-name="T27">[es-zet]</text:span></text:p>
      <text:p text:style-name="P59"/>
      <text:p text:style-name="P59">F<text:tab/>[ef]<text:tab/><text:tab/><text:tab/><text:span text:style-name="T27">T<text:tab/>[te]</text:span></text:p>
      <text:p text:style-name="P59"/>
      <text:p text:style-name="P59">G<text:tab/>[ge]<text:tab/><text:tab/><text:tab/><text:span text:style-name="T27">U<text:tab/></text:span></text:p>
      <text:p text:style-name="P59"/>
      <text:p text:style-name="P59">H<text:tab/>[ħa]<text:tab/><text:tab/><text:tab/><text:span text:style-name="T27">V<text:tab/>[faw]</text:span></text:p>
      <text:p text:style-name="P59"/>
      <text:p text:style-name="P59">I<text:tab/><text:tab/><text:tab/><text:tab/><text:span text:style-name="T27">W<text:tab/>[ve]</text:span></text:p>
      <text:p text:style-name="P59"/>
      <text:p text:style-name="P59">J<text:tab/>[jot]<text:tab/><text:tab/><text:tab/><text:span text:style-name="T27">X<text:tab/>[iks]</text:span></text:p>
      <text:p text:style-name="P59"/>
      <text:p text:style-name="P59">K<text:tab/>[ka]<text:tab/><text:tab/><text:tab/><text:span text:style-name="T27">Y<text:tab/>[ipsilom]</text:span></text:p>
      <text:p text:style-name="P59"/>
      <text:p text:style-name="P59">L<text:tab/>[el]<text:tab/><text:tab/><text:tab/><text:span text:style-name="T27">Z<text:tab/>[zet]</text:span></text:p>
      <text:p text:style-name="P59"/>
      <text:p text:style-name="P59">M<text:tab/>[em]</text:p>
      <text:p text:style-name="P59"/>
      <text:p text:style-name="P61">N<text:tab/>[en]</text:p>
      <text:p text:style-name="P59"><text:tab/></text:p>
      <text:p text:style-name="P16">_________________________________________________________________________________________________</text:p>
      <text:p text:style-name="P61"><text:soft-page-break/>Wie heißen Sie?</text:p>
      <text:p text:style-name="P61">&gt; Ich heiße Sandra</text:p>
      <text:p text:style-name="P61">Wie bitte?</text:p>
      <text:p text:style-name="P61">&gt; Sandra! SANDRA</text:p>
      <text:p text:style-name="P61"/>
      <text:p text:style-name="P61">Wie heißen Sie?</text:p>
      <text:p text:style-name="P62">&gt; Ich heiße Sabine Faber <text:tab/><text:tab/><text:span text:style-name="T29">[</text:span><text:span text:style-name="T6">Ż</text:span><text:span text:style-name="T29">abina Faba]</text:span></text:p>
      <text:p text:style-name="P61">Wie bitte?</text:p>
      <text:p text:style-name="P61">&gt; Sabine Faber <text:s/>SABINA FABA</text:p>
      <text:p text:style-name="P61"/>
      <text:p text:style-name="P61">Wie heißt du?</text:p>
      <text:p text:style-name="P61">&gt; Felix G<text:span text:style-name="T6">ä</text:span>rter<text:tab/><text:tab/><text:tab/><text:tab/><text:span text:style-name="T29">[ Filiks Gertna]</text:span></text:p>
      <text:p text:style-name="P61">Wie bitter?</text:p>
      <text:p text:style-name="P61">&gt; Filix G<text:span text:style-name="T6">ä</text:span>rter <text:s/>FELIX G<text:span text:style-name="T6">Ä</text:span>RTER</text:p>
      <text:p text:style-name="P61"/>
      <text:p text:style-name="P61">Und wie ist Ihr Na<text:span text:style-name="T28">m</text:span>a?<text:tab/><text:tab/><text:tab/><text:span text:style-name="T29">[Und vi ist ija nama?]</text:span></text:p>
      <text:p text:style-name="P63">&gt; Johannes Weiß <text:s/><text:tab/><text:tab/><text:tab/>[ Joħans Vajs ]</text:p>
      <text:p text:style-name="P63">Wie bitte?</text:p>
      <text:p text:style-name="P63">&gt; Johannes Weiß</text:p>
      <text:p text:style-name="P17">_________________________________________________________________________________________________</text:p>
      <text:p text:style-name="P17"/>
      <text:p text:style-name="P64">Der Vater.<text:tab/><text:tab/><text:tab/><text:tab/>[ Der fata ]</text:p>
      <text:p text:style-name="P64">Die Großmutter.<text:tab/><text:tab/><text:tab/>[ Di grus mquter ]</text:p>
      <text:p text:style-name="P84"><text:span text:style-name="T12">Leider nucht.<text:tab/><text:tab/><text:tab/><text:tab/>[ Lajda nuħt ]<text:tab/><text:tab/><text:tab/></text:span><text:bookmark text:name="tw-target-text3"/><text:span text:style-name="T12"><text:tab/>Unfortunately not</text:span></text:p>
      <text:p text:style-name="P84"><text:span text:style-name="T12">Sieben Lieder.<text:tab/><text:tab/><text:tab/><text:tab/>[ Żiben lida ]<text:tab/><text:tab/><text:tab/></text:span><text:bookmark text:name="tw-target-text1"/><text:span text:style-name="T12"><text:tab/>Seven songs</text:span></text:p>
      <text:p text:style-name="P64">Die Maus im Haus.<text:tab/><text:tab/><text:tab/>[ Di maws im ħaws ]</text:p>
      <text:p text:style-name="P85"><text:span text:style-name="T10">H</text:span><text:span text:style-name="T13">ö</text:span><text:span text:style-name="T10">r zu!<text:tab/><text:tab/><text:tab/><text:tab/><text:tab/>[ Ħer zu ]<text:tab/><text:tab/><text:tab/><text:tab/>Listen!</text:span></text:p>
      <text:p text:style-name="P85"><text:span text:style-name="T10">Di</text:span><text:span text:style-name="T14">e</text:span><text:span text:style-name="T10"> Zahl zwölf.<text:tab/><text:tab/><text:tab/><text:tab/></text:span><text:span text:style-name="T14">[ Di zal zwelf ]<text:tab/><text:tab/><text:tab/><text:tab/>The number twelve</text:span></text:p>
      <text:p text:style-name="P65">Der Buchstabe ‘J’.<text:tab/><text:tab/><text:tab/>[ Der bux-xtable jot ]<text:tab/><text:tab/><text:tab/>The letter <text:s/>‘J’</text:p>
      <text:p text:style-name="P66">Gern geschehen.<text:tab/><text:tab/><text:tab/>[ Gen gexen ]<text:tab/><text:tab/><text:tab/><text:tab/>You’re welcome</text:p>
      <text:p text:style-name="P86"><text:span text:style-name="T10">Guten Morgen<text:tab/><text:tab/><text:tab/><text:tab/></text:span><text:span text:style-name="T15">[ Guten Morgen ]</text:span></text:p>
      <text:p text:style-name="P67">Wie geht es Ihnen?<text:tab/><text:tab/><text:tab/>[ Vi get is inen? ]<text:tab/><text:tab/><text:tab/>How are you doing?</text:p>
      <text:p text:style-name="P67">Meine Schwester ist noch klein.<text:tab/>[ Majna xwesta ist noħ klajn ]<text:tab/><text:tab/>My sister is still little</text:p>
      <text:p text:style-name="P67">Mein Bruder wohnt in Deutschland.<text:tab/>[ Majn bruda vojnt in Dojc-land<text:tab/><text:tab/>My brother lives in Germany</text:p>
      <text:p text:style-name="P67">Wie bitte?<text:tab/><text:tab/><text:tab/><text:tab/>[ Vi Bite? ]<text:tab/><text:tab/><text:tab/><text:tab/>Excuse me</text:p>
      <text:p text:style-name="P64"/>
      <text:p text:style-name="P18">_________________________________________________________________________________________________</text:p>
      <text:p text:style-name="P18"/>
      <text:p text:style-name="P68">W<text:span text:style-name="T33">ie</text:span> ist deineTelefonnummer?<text:tab/><text:tab/><text:tab/><text:tab/><text:tab/>[ Vi ist dajne <text:s/>telefon-nama?]</text:p>
      <text:p text:style-name="P68">What is your phone number?</text:p>
      <text:p text:style-name="P68"/>
      <text:p text:style-name="P68">Meine Telefonnummer ist …<text:tab/><text:tab/><text:tab/><text:tab/><text:tab/>[ Majna telefon-nama ist ... ]</text:p>
      <text:p text:style-name="P68"/>
      <text:p text:style-name="P69">Wie ist ihre <text:span text:style-name="T30">Telefonnummer, </text:span>Herr Zimmer<text:span text:style-name="T30">?<text:tab/><text:tab/><text:tab/></text:span>[ Vi ist i<text:span text:style-name="T33">i</text:span>-re telefon-nama, ħer Z-imma? <text:s/>]</text:p>
      <text:p text:style-name="P69"/>
      <text:p text:style-name="P69">Wie lautet deine Telefonnummer?<text:tab/><text:tab/><text:tab/><text:tab/>[ Vi <text:s/>lawtet dajne telefon-nama? ]</text:p>
      <text:p text:style-name="P18">What <text:span text:style-name="T32">is</text:span> your phone?</text:p>
      <text:p text:style-name="P69"><text:soft-page-break/>Wie lautet deine?<text:tab/>→ <text:s/><text:tab/>What's yours?</text:p>
      <text:p text:style-name="P69"/>
      <text:p text:style-name="P69">Wie lautet ?<text:tab/><text:tab/>→<text:tab/>What is?</text:p>
      <text:p text:style-name="P69"/>
      <text:p text:style-name="P69">Lautet<text:tab/><text:tab/><text:tab/>→ <text:tab/>Is</text:p>
      <text:p text:style-name="P69"/>
      <text:p text:style-name="P69"/>
      <text:p text:style-name="P69">Peter, wie ist deine Telefonnummer?<text:tab/><text:tab/><text:tab/><text:tab/>[ Piter , v<text:span text:style-name="T30">i ist dajne <text:s/>telefon-nama? </text:span>]</text:p>
      <text:p text:style-name="P69"/>
      <text:p text:style-name="P69">Meine Telefonnummer ist 0049 09261 43 96 78</text:p>
      <text:p text:style-name="P69"/>
      <text:p text:style-name="P69">Wie bitte?<text:tab/></text:p>
      <text:p text:style-name="P69"># or</text:p>
      <text:p text:style-name="P70">Können Sie das bitte wiederholen?<text:tab/><text:tab/><text:tab/><text:tab/><text:span text:style-name="T31">[ Kqinnin <text:s/></text:span><text:span text:style-name="T6">ż</text:span><text:span text:style-name="T31">i <text:s/>das bitte <text:s/>vi-da-ħol-in <text:s/>?]</text:span></text:p>
      <text:p text:style-name="P69">Say that again, please?</text:p>
      <text:p text:style-name="P69"/>
      <text:p text:style-name="P70">Können<text:tab/><text:tab/><text:tab/>→ <text:tab/><text:span text:style-name="T31">Can</text:span></text:p>
      <text:p text:style-name="P71">Wiederholen<text:tab/><text:tab/>→ <text:tab/>Repeat</text:p>
      <text:p text:style-name="P90">_________________________________________________________________________________________________</text:p>
      <text:p text:style-name="P90"/>
      <text:p text:style-name="P92">13<text:tab/>drei + zehn<text:tab/><text:tab/>dreizehn<text:tab/><text:tab/>[ draj - ten ]</text:p>
      <text:p text:style-name="P92"/>
      <text:p text:style-name="P92">14<text:tab/>vier + zehn<text:tab/><text:tab/>vierzehn<text:tab/><text:tab/>[ fir - ten ]</text:p>
      <text:p text:style-name="P92"/>
      <text:p text:style-name="P92">15<text:tab/>f<text:span text:style-name="T6">ü</text:span>nf + zehn<text:tab/><text:tab/>f<text:span text:style-name="T6">ü</text:span>nfzehn<text:tab/><text:tab/>[ finf - ten ]</text:p>
      <text:p text:style-name="P94"/>
      <text:p text:style-name="P93">16<text:tab/>sech<text:span text:style-name="T34">s</text:span><text:span text:style-name="T35"> </text:span>+ zehn<text:tab/><text:tab/>sechzehn<text:tab/><text:tab/>[ <text:span text:style-name="T6">ż</text:span><text:span text:style-name="T36">ekx - ten </text:span>]</text:p>
      <text:p text:style-name="P93"/>
      <text:p text:style-name="P96">17<text:tab/>sieb<text:span text:style-name="T34">en</text:span> + zehn<text:tab/><text:tab/>siebzehn<text:tab/><text:tab/>[ <text:span text:style-name="T6">ż</text:span>ib - ten ]</text:p>
      <text:p text:style-name="P96"/>
      <text:p text:style-name="P96">18<text:tab/>acht + zehn<text:tab/><text:tab/>achtzehn<text:tab/><text:tab/>[ aħt - ten ]</text:p>
      <text:p text:style-name="P96"/>
      <text:p text:style-name="P96">19<text:tab/>neun + zehn<text:tab/><text:tab/>neunzehn<text:tab/><text:tab/>[ nojn - ten ]</text:p>
      <text:p text:style-name="P96"/>
      <text:p text:style-name="P96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97">Wo wohnst du?<text:tab/><text:tab/><text:tab/><text:tab/><text:tab/><text:tab/>Where do you live?</text:p>
      <text:p text:style-name="P97">[ Vo vonst du? ]</text:p>
      <text:p text:style-name="P97"/>
      <text:p text:style-name="P97">Woher kommst du?<text:tab/><text:tab/><text:tab/><text:tab/><text:tab/>Where your from?</text:p>
      <text:p text:style-name="P97">[ vo-ħer komst du? ]</text:p>
      <text:p text:style-name="P97"/>
      <text:p text:style-name="P97">Ich konne aus Deutschland. </text:p>
      <text:p text:style-name="P97"/>
      <text:p text:style-name="P97">Ich wohne in Deutschland.</text:p>
      <text:p text:style-name="P97">[ Iħx vone in doj<text:span text:style-name="T6">ċ - </text:span>lend ] </text:p>
      <text:p text:style-name="P91"><text:soft-page-break/></text:p>
      <text:p text:style-name="P97">Das ist Julia</text:p>
      <text:p text:style-name="P97"/>
      <text:p text:style-name="P98">Julia kommt aus Japan.<text:tab/><text:tab/><text:tab/><text:tab/><text:tab/>Julia comes from Japan.</text:p>
      <text:p text:style-name="P98">[ Julja komt aws Japan ]</text:p>
      <text:p text:style-name="P98"/>
      <text:p text:style-name="P98">Sie lebt jetzt in Wien<text:tab/><text:tab/><text:tab/><text:tab/><text:tab/>She lives in Viena now.</text:p>
      <text:p text:style-name="P98">[ <text:span text:style-name="T6">Ż</text:span>i <text:s/>libt jetzt <text:s/>in <text:s/>Vinn ]<text:tab/><text:tab/></text:p>
      <text:p text:style-name="P98"/>
      <text:p text:style-name="P98">lebt <text:tab/>→ <text:tab/>lives</text:p>
      <text:p text:style-name="P98"/>
      <text:p text:style-name="P98">jetzt<text:tab/>→ <text:tab/>now</text:p>
      <text:p text:style-name="P98"/>
      <text:p text:style-name="P98"/>
      <text:p text:style-name="P98"/>
      <text:p text:style-name="P98">"<text:span text:style-name="T40">Wohnen</text:span>" refers to residing in a place, while "<text:span text:style-name="T39">leben</text:span>" encompasses the broader concept of life, including experiences and lifestyle. </text:p>
      <text:p text:style-name="P98">They can be somewhat interchangeable, but "wohnen" is more specific to dwelling, while "leben" includes the overall experience of living.<text:tab/></text:p>
      <text:p text:style-name="P98"/>
      <text:p text:style-name="P98"/>
      <text:p text:style-name="P98">geboren <text:s text:c="3"/>→<text:tab/>born<text:tab/>(to be born)</text:p>
      <text:p text:style-name="P98">[ ge – bo - ren ]</text:p>
      <text:p text:style-name="P98"><text:tab/></text:p>
      <text:p text:style-name="P91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11-05T20:46:56.038111117</dc:date>
    <meta:editing-duration>PT17H43M49S</meta:editing-duration>
    <meta:editing-cycles>96</meta:editing-cycles>
    <meta:generator>LibreOffice/7.3.7.2$Linux_X86_64 LibreOffice_project/30$Build-2</meta:generator>
    <meta:document-statistic meta:table-count="0" meta:image-count="0" meta:object-count="0" meta:page-count="14" meta:paragraph-count="381" meta:word-count="2266" meta:character-count="13272" meta:non-whitespace-character-count="10800"/>
  </office:meta>
</office:document-meta>
</file>